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4997087131359327893" text:style-name="L1">
        <text:list-item>
          <text:p text:style-name="P2">Luneda</text:p>
          <text:list>
            <text:list-item>
              <text:p text:style-name="P3">The mysterious man interaction wont' work</text:p>
            </text:list-item>
          </text:list>
        </text:list-item>
        <text:list-item>
          <text:p text:style-name="P2">Kanedos</text:p>
          <text:list>
            <text:list-item>
              <text:p text:style-name="P3">The wrong text is being displayed when you talk to the apprentice</text:p>
            </text:list-item>
            <text:list-item>
              <text:p text:style-name="P3">The skip function isn't working at all</text:p>
            </text:list-item>
          </text:list>
        </text:list-item>
        <text:list-item>
          <text:p text:style-name="P2">Tyrianne</text:p>
          <text:list>
            <text:list-item>
              <text:p text:style-name="P3">fuzzbutt is broken, displays both divs when completing quest. Tried to fix, now weird margins</text:p>
            </text:list-item>
            <text:list-item>
              <text:p text:style-name="P3">Add a shop to the library</text:p>
            </text:list-item>
            <text:list-item>
              <text:p text:style-name="P3">The poor man keeps tryng to display text that doesn't exist, particularly on “oh bless your soul”</text:p>
            </text:list-item>
            <text:list-item>
              <text:p text:style-name="P3">The poor man skips the Y on You the first time he is clicked</text:p>
            </text:list-item>
          </text:list>
        </text:list-item>
        <text:list-item>
          <text:p text:style-name="P2">Kaprika</text:p>
          <text:list>
            <text:list-item>
              <text:p text:style-name="P3">Make the conclude item event smoother</text:p>
            </text:list-item>
            <text:list-item>
              <text:p text:style-name="P3">After the conclude item event, it went back to #kaprikaMap, but still had #planetInteraction and .return...</text:p>
            </text:list-item>
          </text:list>
        </text:list-item>
        <text:list-item>
          <text:p text:style-name="P2">AliNada</text:p>
          <text:list>
            <text:list-item>
              <text:p text:style-name="P3">return is broken</text:p>
            </text:list-item>
          </text:list>
        </text:list-item>
        <text:list-item>
          <text:p text:style-name="P2">General</text:p>
          <text:list>
            <text:list-item>
              <text:p text:style-name="P3">If you click on the same inventory item twice, it'll write the description twice</text:p>
            </text:list-item>
            <text:list-item>
              <text:p text:style-name="P3">Finish the complete list function, and add it onto all the right places</text:p>
            </text:list-item>
            <text:list-item>
              <text:p text:style-name="P3">the writetext function is resetting all game text, should only reset elem</text:p>
            </text:list-item>
            <text:list-item>
              <text:p text:style-name="P3">it'll sometimes pause before loading a planet content</text:p>
            </text:list-item>
            <text:list-item>
              <text:p text:style-name="P3">Sometimes, when you click outside the game interaction console, it'll delete the text from the options</text:p>
              <text:list>
                <text:list-item>
                  <text:p text:style-name="P3">clicking on the “members closer to than others” part of family will make it happen</text:p>
                </text:list-item>
                <text:list-item>
                  <text:p text:style-name="P3">It happened during the happy intro </text:p>
                </text:list-item>
              </text:list>
            </text:list-item>
            <text:list-item>
              <text:p text:style-name="P3">Something to consider: Why wouldn't he know about your mortality if you have something called a bucket list?</text:p>
            </text:list-item>
            <text:list-item>
              <text:p text:style-name="P3">Fix up the inventory and other divs so that they can be playable at all sizes.</text:p>
            </text:list-item>
            <text:list-item>
              <text:p text:style-name="P3">Sometimes, when I click the return to ship button, it shows the $('#skip') button</text:p>
            </text:list-item>
            <text:list-item>
              <text:p text:style-name="P3">Skip conversation</text:p>
            </text:list-item>
            <text:list-item>
              <text:p text:style-name="P3">the milo interactoin is acting <text:s/>up – I can't make it toggle like I can with the other interaction divs</text:p>
            </text:list-item>
            <text:list-item>
              <text:p text:style-name="P3">Make a sound and text for if you end the game via the mechanic</text:p>
            </text:list-item>
            <text:list-item>
              <text:p text:style-name="P3">So this is a major problem: I need to be able to run the timed milo events even if I miss my mark. Therefore, maybe I should do it at diff game points instead of diff time points</text:p>
            </text:list-item>
            <text:list-item>
              <text:p text:style-name="P3">It breaks hardcore when you start a conversation with someone and lea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13T13:20:02.67</dc:date>
    <meta:editing-duration>P10DT5H17M6S</meta:editing-duration>
    <meta:editing-cycles>51</meta:editing-cycles>
    <meta:generator>OpenOffice/4.1.1$Win32 OpenOffice.org_project/411m6$Build-9775</meta:generator>
    <meta:document-statistic meta:table-count="0" meta:image-count="0" meta:object-count="0" meta:page-count="1" meta:paragraph-count="32" meta:word-count="361" meta:character-count="1909"/>
  </office:meta>
</office:document-meta>
</file>